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1a2690" officeooo:paragraph-rsid="001a2690"/>
    </style:style>
    <style:style style:name="P2" style:family="paragraph" style:parent-style-name="Frame_20_contents">
      <style:paragraph-properties fo:text-align="center" style:justify-single-word="false"/>
      <style:text-properties officeooo:rsid="001a2690" officeooo:paragraph-rsid="001a2690"/>
    </style:style>
    <style:style style:name="P3" style:family="paragraph" style:parent-style-name="Frame_20_contents">
      <style:text-properties officeooo:rsid="001b508d" officeooo:paragraph-rsid="001b508d"/>
    </style:style>
    <style:style style:name="P4" style:family="paragraph" style:parent-style-name="Frame_20_contents">
      <style:paragraph-properties fo:text-align="center" style:justify-single-word="false"/>
      <style:text-properties officeooo:rsid="001b508d" officeooo:paragraph-rsid="001b508d"/>
    </style:style>
    <style:style style:name="P5" style:family="paragraph" style:parent-style-name="Frame_20_contents">
      <style:text-properties officeooo:rsid="001bba73" officeooo:paragraph-rsid="001bba73"/>
    </style:style>
    <style:style style:name="P6" style:family="paragraph" style:parent-style-name="Frame_20_contents">
      <style:paragraph-properties fo:text-align="center" style:justify-single-word="false"/>
      <style:text-properties officeooo:rsid="001bba73" officeooo:paragraph-rsid="001bba73"/>
    </style:style>
    <style:style style:name="P7" style:family="paragraph" style:parent-style-name="Frame_20_contents">
      <style:text-properties officeooo:rsid="001cd3f6" officeooo:paragraph-rsid="001cd3f6"/>
    </style:style>
    <style:style style:name="P8" style:family="paragraph" style:parent-style-name="Frame_20_contents">
      <style:paragraph-properties fo:text-align="center" style:justify-single-word="false"/>
      <style:text-properties officeooo:rsid="001cd3f6" officeooo:paragraph-rsid="001cd3f6"/>
    </style:style>
    <style:style style:name="P9" style:family="paragraph" style:parent-style-name="Frame_20_contents">
      <style:paragraph-properties fo:text-align="center" style:justify-single-word="false"/>
      <style:text-properties officeooo:rsid="001ff86c" officeooo:paragraph-rsid="001ff86c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T1" style:family="text">
      <style:text-properties officeooo:rsid="001f8acb"/>
    </style:style>
    <style:style style:name="gr1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83in" fo:min-width="0.0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textarea-horizontal-align="justify" draw:textarea-vertical-align="middle" draw:auto-grow-height="false" fo:min-height="0.3437in" fo:min-width="1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089in" fo:min-width="0.4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1618in" fo:min-width="0.3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1252in" fo:min-width="0.6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089in" fo:min-width="0.6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1043in" fo:min-width="0.5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0783in" fo:min-width="0.5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2917in" fo:min-width="0.0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3283in" fo:min-width="0.0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2736in" fo:min-width="0.0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3374in" fo:min-width="0.0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2008in" fo:min-width="0.0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1827in" fo:min-width="0.0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1827in" fo:min-width="0.0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0.3646in" fo:min-width="0.0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0.3555in" fo:min-width="0.0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 style:parent-style-name="Frame">
      <style:graphic-properties draw:textarea-horizontal-align="justify" draw:textarea-vertical-align="middle" draw:auto-grow-height="false" fo:min-height="0.3543in" fo:min-width="3.1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 style:parent-style-name="Frame">
      <style:graphic-properties draw:textarea-horizontal-align="justify" draw:textarea-vertical-align="middle" draw:auto-grow-height="false" fo:min-height="0.5in" fo:min-width="2.4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 style:parent-style-name="Frame">
      <style:graphic-properties draw:textarea-horizontal-align="justify" draw:textarea-vertical-align="middle" draw:auto-grow-height="false" fo:min-height="0.9374in" fo:min-width="2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 style:parent-style-name="Frame">
      <style:graphic-properties draw:textarea-horizontal-align="justify" draw:textarea-vertical-align="middle" draw:auto-grow-height="false" fo:min-height="0.7083in" fo:min-width="2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 style:parent-style-name="Frame">
      <style:graphic-properties draw:textarea-horizontal-align="justify" draw:textarea-vertical-align="middle" draw:auto-grow-height="false" fo:min-height="0.5417in" fo:min-width="2.3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 style:parent-style-name="Frame">
      <style:graphic-properties draw:textarea-horizontal-align="justify" draw:textarea-vertical-align="middle" draw:auto-grow-height="false" fo:min-height="0.6457in" fo:min-width="1.8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 style:parent-style-name="Frame">
      <style:graphic-properties draw:textarea-horizontal-align="justify" draw:textarea-vertical-align="middle" draw:auto-grow-height="false" fo:min-height="0.698in" fo:min-width="1.5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 style:parent-style-name="Frame">
      <style:graphic-properties draw:textarea-horizontal-align="justify" draw:textarea-vertical-align="middle" draw:auto-grow-height="false" fo:min-height="0.3445in" fo:min-width="0.5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 style:parent-style-name="Frame">
      <style:graphic-properties draw:textarea-horizontal-align="justify" draw:textarea-vertical-align="middle" draw:auto-grow-height="false" fo:min-height="0.4689in" fo:min-width="1.5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 style:parent-style-name="Frame">
      <style:graphic-properties draw:textarea-horizontal-align="justify" draw:textarea-vertical-align="middle" draw:auto-grow-height="false" fo:min-height="0.7083in" fo:min-width="2.854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31" svg:width="2.8543in" svg:height="0.7087in" svg:x="1.7437in" svg:y="0.0362in"><text:p text:style-name="P2">Initialize wild model and target model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Shape2" draw:style-name="gr30" svg:width="1.5213in" svg:height="0.4689in" svg:x="2.4in" svg:y="1.1299in"><text:p text:style-name="P1">For episode e = 1</text:p><text:p text:style-name="P2">until target episode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Shape3" draw:style-name="gr29" svg:width="1.0213in" svg:height="0.6878in" svg:x="2.5874in" svg:y="2.1091in"><text:p text:style-name="P4">W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" draw:name="Shape4" draw:style-name="gr28" svg:width="1.5835in" svg:height="0.698in" svg:x="0.2228in" svg:y="2.9945in"><text:p text:style-name="P3">Select random action guided by waypoints</text:p><text:p text:style-name="P3">a:left, straight righ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Shape5" draw:style-name="gr27" svg:width="1.813in" svg:height="0.6461in" svg:x="4.6398in" svg:y="2.9634in"><text:p text:style-name="P3">Select greedy action:</text:p><text:p text:style-name="P4">a = argmaxQ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6" draw:style-name="gr26" svg:width="2.3858in" svg:height="0.5421in" svg:x="1.9626in" svg:y="4.1925in"><text:p text:style-name="P4">Observe current state, action, reward, new state</text:p><text:p text:style-name="P3"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Shape7" draw:style-name="gr25" svg:width="2.4276in" svg:height="0.7087in" svg:x="1.9835in" svg:y="5.1091in"><text:p text:style-name="P5"><text:s text:c="3"/>Add transition to buffer:</text:p><text:p text:style-name="P6">current state, action, reward, newstat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Shape8" draw:style-name="gr24" svg:width="2.4067in" svg:height="0.9378in" svg:x="2.0555in" svg:y="7.1091in"><text:p text:style-name="P7">Update target model for every n episodes with weights from wild model and used to predict against the constantly trained wild model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Shape9" draw:style-name="gr23" svg:width="2.4378in" svg:height="0.5004in" svg:x="1.9835in" svg:y="6.2028in"><text:p text:style-name="P8">Calculate max Q 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Shape10" draw:style-name="gr22" svg:width="3.115in" svg:height="0.3543in" svg:x="1.8272in" svg:y="8.5984in"><text:p text:style-name="P8">End episode <text:span text:style-name="T1">and decay randomnes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Shape11" draw:style-name="gr21" svg:width="0.1669in" svg:height="0.4067in" svg:x="0.8791in" svg:y="3.86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12" draw:style-name="gr20" svg:width="0.1461in" svg:height="0.4169in" svg:x="5.5665in" svg:y="3.72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13" draw:style-name="gr19" svg:width="0.115in" svg:height="0.2087in" svg:x="3.1291in" svg:y="4.8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14" draw:style-name="gr18" svg:width="0.1252in" svg:height="0.2087in" svg:x="3.1398in" svg:y="5.93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15" draw:style-name="gr17" svg:width="0.0941in" svg:height="0.2295in" svg:x="3.1811in" svg:y="6.76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16" draw:style-name="gr16" svg:width="0.1043in" svg:height="0.3858in" svg:x="3.2437in" svg:y="8.11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7" draw:style-name="gr15" svg:width="0.1878in" svg:height="0.313in" svg:x="0.9835in" svg:y="2.57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8" draw:style-name="gr14" svg:width="0.1776in" svg:height="0.3752in" svg:x="5.4835in" svg:y="2.45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9" draw:style-name="gr13" svg:width="0.1567in" svg:height="0.3335in" svg:x="3.0772in" svg:y="1.68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Shape20" draw:style-name="gr12" svg:width="0.5835in" svg:height="0.1567in" svg:x="0.9937in" svg:y="4.43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Shape21" draw:style-name="gr11" svg:width="0.6358in" svg:height="0.2087in" svg:x="4.2126in" svg:y="2.379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1" draw:name="Shape22" draw:style-name="gr10" svg:width="0.698in" svg:height="0.1776in" svg:x="4.8898in" svg:y="4.379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Shape23" draw:style-name="gr9" svg:width="0.6878in" svg:height="0.2504in" svg:x="1.3689in" svg:y="2.32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3" draw:name="Shape25" draw:style-name="gr4" draw:text-style-name="P11" svg:x1="-0.0374in" svg:y1="8.3484in" svg:x2="-0.0583in" svg:y2="1.2756in"><text:p/></draw:line><draw:line text:anchor-type="paragraph" draw:z-index="24" draw:name="Shape26" draw:style-name="gr4" draw:text-style-name="P11" svg:x1="-0.0583in" svg:y1="1.2756in" svg:x2="1.8898in" svg:y2="1.2756in"><text:p/></draw:line><draw:custom-shape text:anchor-type="paragraph" draw:z-index="25" draw:name="Shape27" draw:style-name="gr8" svg:width="0.365in" svg:height="0.3232in" svg:x="1.8898in" svg:y="1.10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6" draw:name="Shape28" draw:style-name="gr7" draw:text-style-name="P10" svg:width="1.2606in" svg:height="0.3843in" svg:x="3.4417in" svg:y="9.0465in"><draw:text-box><text:p>If not exceed max episodes</text:p></draw:text-box></draw:frame><draw:line text:anchor-type="paragraph" draw:z-index="27" draw:name="Shape24" draw:style-name="gr4" draw:text-style-name="P11" svg:x1="-0.0374in" svg:y1="8.3484in" svg:x2="0.7126in" svg:y2="8.3587in"><text:p/></draw:line><draw:line text:anchor-type="paragraph" draw:z-index="28" draw:name="Shape29" draw:style-name="gr4" draw:text-style-name="P11" svg:x1="0.7228in" svg:y1="8.4319in" svg:x2="0.7331in" svg:y2="9.4008in"><text:p/></draw:line><draw:line text:anchor-type="paragraph" draw:z-index="29" draw:name="Shape30" draw:style-name="gr4" draw:text-style-name="P11" svg:x1="0.8272in" svg:y1="9.4004in" svg:x2="3.3063in" svg:y2="9.3902in"><text:p/></draw:line><draw:custom-shape text:anchor-type="paragraph" draw:z-index="30" draw:name="Shape31" draw:style-name="gr6" svg:width="0.5315in" svg:height="0.1776in" svg:x="5.2437in" svg:y="8.692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Shape32" draw:style-name="gr5" svg:width="1.448in" svg:height="0.3441in" svg:x="5.9209in" svg:y="8.6193in"><text:p text:style-name="P9">Terminate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2" draw:name="Shape33" draw:style-name="gr4" draw:text-style-name="P11" svg:x1="3.3063in" svg:y1="8.9528in" svg:x2="3.3063in" svg:y2="9.3902in"><text:p/></draw:line><draw:custom-shape text:anchor-type="paragraph" draw:z-index="33" draw:name="Shape34" draw:style-name="gr3" svg:width="0.1461in" svg:height="0.2606in" svg:x="3.098in" svg:y="0.817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34" draw:name="Shape35" draw:style-name="gr2" draw:text-style-name="P10" svg:width="0.6461in" svg:height="0.2921in" svg:x="1.4102in" svg:y="2.0362in"><draw:text-box><text:p text:style-name="P11">W</text:p></draw:text-box></draw:frame><draw:frame text:anchor-type="paragraph" draw:z-index="35" draw:name="Shape36" draw:style-name="gr1" draw:text-style-name="P10" svg:width="0.563in" svg:height="0.2295in" svg:x="4.2854in" svg:y="2.1508in"><draw:text-box><text:p>1-W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1:22:24.074246759</meta:creation-date>
    <dc:date>2021-03-16T22:30:05.585128266</dc:date>
    <meta:editing-duration>PT4M44S</meta:editing-duration>
    <meta:editing-cycles>1</meta:editing-cycles>
    <meta:document-statistic meta:table-count="0" meta:image-count="0" meta:object-count="0" meta:page-count="1" meta:paragraph-count="15" meta:word-count="77" meta:character-count="474" meta:non-whitespace-character-count="408"/>
    <meta:generator>LibreOffice/6.4.6.2$Linux_X86_64 LibreOffice_project/40$Build-2</meta:generator>
  </office:meta>
</office:document-meta>
</file>